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4.3125in"/>
    </style:style>
    <style:style style:name="Table1.B" style:family="table-column">
      <style:table-column-properties style:column-width="2.61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373356" officeooo:paragraph-rsid="00383c6e" style:font-name-asian="Liberation Mono" style:font-size-asian="18pt" style:font-name-complex="Liberation Mono" style:font-size-complex="18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373356" officeooo:paragraph-rsid="00373356" style:font-name-asian="Liberation Mono" style:font-size-asian="18pt" style:font-name-complex="Liberation Mono" style:font-size-complex="18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373356" officeooo:paragraph-rsid="003ad92a" style:font-name-asian="Liberation Mono" style:font-size-asian="18pt" style:font-name-complex="Liberation Mono" style:font-size-complex="18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373356" officeooo:paragraph-rsid="003e7356" style:font-name-asian="Liberation Mono" style:font-size-asian="18pt" style:font-name-complex="Liberation Mono" style:font-size-complex="18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3ad92a" officeooo:paragraph-rsid="003ad92a" style:font-name-asian="Liberation Mono" style:font-size-asian="18pt" style:font-name-complex="Liberation Mono" style:font-size-complex="18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3ad92a" officeooo:paragraph-rsid="003c9102" style:font-name-asian="Liberation Mono" style:font-size-asian="18pt" style:font-name-complex="Liberation Mono" style:font-size-complex="18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4add4" officeooo:paragraph-rsid="002a53c5" style:font-name-asian="Liberation Mono" style:font-size-asian="18pt" style:font-name-complex="Liberation Mono" style:font-size-complex="18pt"/>
    </style:style>
    <style:style style:name="P9" style:family="paragraph" style:parent-style-name="Preformatted_20_Text">
      <style:text-properties officeooo:paragraph-rsid="003ad92a"/>
    </style:style>
    <style:style style:name="P10" style:family="paragraph" style:parent-style-name="Preformatted_20_Text">
      <style:text-properties officeooo:paragraph-rsid="00373356"/>
    </style:style>
    <style:style style:name="P11" style:family="paragraph" style:parent-style-name="Preformatted_20_Text">
      <style:text-properties fo:font-size="18pt" officeooo:paragraph-rsid="00383056" style:font-size-asian="18pt" style:font-size-complex="18pt"/>
    </style:style>
    <style:style style:name="P12" style:family="paragraph" style:parent-style-name="Standard">
      <style:text-properties officeooo:paragraph-rsid="000a0946"/>
    </style:style>
    <style:style style:name="P13" style:family="paragraph" style:parent-style-name="Standard">
      <style:text-properties officeooo:paragraph-rsid="0020fd7e"/>
    </style:style>
    <style:style style:name="P14" style:family="paragraph" style:parent-style-name="Table_20_Contents">
      <style:text-properties style:font-name="Roboto Mono" fo:font-size="18pt" officeooo:rsid="003af663" officeooo:paragraph-rsid="003af663" style:font-name-asian="Liberation Mono" style:font-size-asian="18pt" style:font-name-complex="Liberation Mono" style:font-size-complex="18pt"/>
    </style:style>
    <style:style style:name="P15" style:family="paragraph" style:parent-style-name="Table_20_Contents">
      <style:paragraph-properties fo:text-align="end" style:justify-single-word="false"/>
      <style:text-properties style:font-name="Roboto Mono" fo:font-size="16pt" fo:font-style="italic" officeooo:rsid="003af663" officeooo:paragraph-rsid="003af663" style:font-name-asian="Liberation Mono" style:font-size-asian="16pt" style:font-style-asian="italic" style:font-name-complex="Liberation Mono" style:font-size-complex="16pt" style:font-style-complex="italic"/>
    </style:style>
    <style:style style:name="T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373356" style:font-name-asian="Liberation Mono" style:font-size-asian="18pt" style:font-name-complex="Liberation Mono" style:font-size-complex="18pt"/>
    </style:style>
    <style:style style:name="T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3ad92a" style:font-name-asian="Liberation Mono" style:font-size-asian="18pt" style:font-name-complex="Liberation Mono" style:font-size-complex="18pt"/>
    </style:style>
    <style:style style:name="T3" style:family="text">
      <style:text-properties fo:font-variant="normal" fo:text-transform="none" fo:color="#212121" loext:opacity="100%" style:font-name="Roboto Mono" fo:letter-spacing="normal" fo:font-style="normal" fo:font-weight="normal" officeooo:rsid="00383c6e" style:font-name-asian="Liberation Mono" style:font-name-complex="Liberation Mono"/>
    </style:style>
    <style:style style:name="T4" style:family="text">
      <style:text-properties fo:font-variant="normal" fo:text-transform="none" fo:color="#212121" loext:opacity="100%" style:font-name="Roboto Mono" fo:letter-spacing="normal" fo:font-style="normal" fo:font-weight="normal" officeooo:rsid="00383056" style:font-name-asian="Liberation Mono" style:font-name-complex="Liberation Mono"/>
    </style:style>
    <style:style style:name="T5" style:family="text">
      <style:text-properties fo:font-size="36pt" officeooo:rsid="00228101" style:font-size-asian="36pt" style:font-size-complex="36pt"/>
    </style:style>
    <style:style style:name="T6" style:family="text">
      <style:text-properties fo:font-size="36pt" officeooo:rsid="00373356" style:font-size-asian="36pt" style:font-size-complex="36pt"/>
    </style:style>
    <style:style style:name="T7" style:family="text">
      <style:text-properties fo:font-size="22pt" officeooo:rsid="0017fe9d" style:font-size-asian="22pt" style:font-size-complex="22pt"/>
    </style:style>
    <style:style style:name="T8" style:family="text">
      <style:text-properties fo:font-size="22pt" officeooo:rsid="00373356" style:font-size-asian="22pt" style:font-size-complex="22pt"/>
    </style:style>
    <style:style style:name="T9" style:family="text">
      <style:text-properties officeooo:rsid="002a53c5"/>
    </style:style>
    <style:style style:name="T10" style:family="text">
      <style:text-properties style:text-position="super 58%"/>
    </style:style>
    <style:style style:name="T11" style:family="text">
      <style:text-properties style:text-position="super 58%" officeooo:rsid="00383056"/>
    </style:style>
    <style:style style:name="T12" style:family="text">
      <style:text-properties officeooo:rsid="00373356"/>
    </style:style>
    <style:style style:name="T13" style:family="text">
      <style:text-properties officeooo:rsid="00383056"/>
    </style:style>
    <style:style style:name="T14" style:family="text">
      <style:text-properties officeooo:rsid="003ad92a"/>
    </style:style>
    <style:style style:name="T15" style:family="text">
      <style:text-properties officeooo:rsid="003c9102"/>
    </style:style>
    <style:style style:name="T16" style:family="text">
      <style:text-properties officeooo:rsid="003e73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6">Donna Summer</text:span><text:span text:style-name="T5"> – </text:span><text:span text:style-name="T6">Last Dance</text:span></text:p>
      <text:p text:style-name="P13"><text:span text:style-name="T7">Original key: </text:span><text:span text:style-name="T8">Eb</text:span><text:span text:style-name="T7"> <text:s text:c="3"/>Us: Same <text:s text:c="2"/></text:span></text:p>
      <text:p text:style-name="P1"/>
      <text:p text:style-name="P8"><text:span text:style-name="T9">[</text:span><text:span text:style-name="T12">Slow </text:span>Intro<text:span text:style-name="T9">]</text:span></text:p>
      <text:p text:style-name="P3">EbM7 | fm/Eb | EbM7 | Bb+ <text:span text:style-name="T14">(piano intro)</text:span></text:p>
      <text:p text:style-name="P9"><text:span text:style-name="T1">EbM7 | fm/Eb | EbM7 | Bb+ </text:span><text:span text:style-name="T2">(voice enters)</text:span></text:p>
      <text:p text:style-name="P4">EbM7 | fm/Eb | Db/Eb | Db/Eb Eb7</text:p>
      <text:p text:style-name="P3">AbM7 | Bb/Ab | gm7 | cm7</text:p>
      <text:p text:style-name="P3">AbM7 | Bb/Ab | G7sus | cm9 F9 | F9</text:p>
      <text:p text:style-name="P3"/>
      <text:p text:style-name="P10"><text:span text:style-name="T1">[</text:span><text:span text:style-name="T2">CHORUS</text:span><text:span text:style-name="T1">]</text:span></text:p>
      <text:p text:style-name="P5">Eb/Bb | Ab/Bb [<text:span text:style-name="T13">3</text:span>x] </text:p>
      <text:p text:style-name="P5"><text:s text:c="8"/><text:span text:style-name="T16">^^^^^ </text:span><text:span text:style-name="T13">break on 3</text:span><text:span text:style-name="T11">rd</text:span><text:span text:style-name="T13"> x</text:span> <text:span text:style-name="T13"><text:s/></text:span></text:p>
      <text:p text:style-name="P11"><text:span text:style-name="T4">aø7 <text:s text:c="2"/>| Ab/</text:span><text:span text:style-name="T3">Bb</text:span></text:p>
      <text:p text:style-name="P3"/>
      <text:p text:style-name="P6">Repeat Intro as a Verse, then repeat Chorus</text:p>
      <text:p text:style-name="P6"/>
      <text:p text:style-name="P7"><text:span text:style-name="T15">[</text:span>MODULATION<text:span text:style-name="T15">]</text:span> <text:s/></text:p>
      <text:p text:style-name="P7">b<text:span text:style-name="T10">o</text:span> | Bb | F/A | Bb/C | Bb/C</text:p>
      <text:p text:style-name="P3"/>
      <text:p text:style-name="P6">VERSE 3 (in new key)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FM7 | gm/F | Fm7 <text:s/>| C+</text:p>
            <text:p text:style-name="P14">FM7 | gm/F | Eb/F | F7</text:p>
          </table:table-cell>
          <table:table-cell table:style-name="Table1.B1" office:value-type="string">
            <text:p text:style-name="P15">Interlude, no singing</text:p>
          </table:table-cell>
        </table:table-row>
        <table:table-row>
          <table:table-cell table:style-name="Table1.A2" office:value-type="string">
            <text:p text:style-name="P14">BbM7 | C/Bb | am7 <text:s text:c="3"/>| dm7</text:p>
            <text:p text:style-name="P14">BbM7 | C/Bb | A7sus4 | dm G</text:p>
          </table:table-cell>
          <table:table-cell table:style-name="Table1.B2" office:value-type="string">
            <text:p text:style-name="P15">With voice</text:p>
          </table:table-cell>
        </table:table-row>
      </table:table>
      <text:p text:style-name="P6"/>
      <text:p text:style-name="P6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5-02-09T18:42:56.157037602</meta:print-date>
    <dc:date>2025-03-22T15:17:45.829682085</dc:date>
    <meta:editing-duration>PT5H18M48S</meta:editing-duration>
    <meta:editing-cycles>38</meta:editing-cycles>
    <meta:generator>LibreOffice/7.0.1.2$MacOSX_X86_64 LibreOffice_project/7cbcfc562f6eb6708b5ff7d7397325de9e764452</meta:generator>
    <meta:document-statistic meta:table-count="1" meta:image-count="0" meta:object-count="0" meta:page-count="1" meta:paragraph-count="22" meta:word-count="124" meta:character-count="539" meta:non-whitespace-character-count="411"/>
  </office:meta>
</office:document-meta>
</file>